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top="0cm" fo:margin-bottom="0cm" style:text-autospace="none"/>
      <style:text-properties fo:font-size="13pt" style:text-underline-style="solid" style:text-underline-width="auto" style:text-underline-color="font-color" fo:font-weight="bold" style:font-size-asian="13pt" style:font-weight-asian="bold" style:font-size-complex="13pt" style:font-weight-complex="bold"/>
    </style:style>
    <style:style style:name="P16" style:family="paragraph" style:parent-style-name="Default">
      <style:paragraph-properties fo:margin-left="0cm" fo:margin-right="0cm" fo:margin-top="0cm" fo:margin-bottom="0cm" fo:text-indent="0cm" style:auto-text-indent="false" style:text-autospace="none"/>
      <style:text-properties style:font-name="Times New Roman" fo:font-size="12pt" style:text-underline-style="none" fo:font-weight="normal" style:font-size-asian="12pt" style:font-weight-asian="normal" style:font-size-complex="12pt" style:font-weight-complex="normal"/>
    </style:style>
    <style:style style:name="P17" style:family="paragraph" style:parent-style-name="Default">
      <style:paragraph-properties fo:margin-left="0cm" fo:margin-right="0cm" fo:margin-top="0cm" fo:margin-bottom="0cm" fo:text-indent="0cm" style:auto-text-indent="false" style:text-autospace="non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list-style-name="L2"/>
    <style:style style:name="P19" style:family="paragraph" style:parent-style-name="Standard" style:list-style-name="L2">
      <style:text-properties fo:font-style="italic" style:font-style-asian="italic" style:font-style-complex="italic"/>
    </style:style>
    <style:style style:name="P20" style:family="paragraph" style:parent-style-name="Standard" style:list-style-name="L12">
      <style:text-properties fo:font-style="italic" style:font-style-asian="italic" style:font-style-complex="italic"/>
    </style:style>
    <style:style style:name="P21" style:family="paragraph" style:parent-style-name="Standard" style:list-style-name="L2">
      <style:text-properties fo:font-style="normal" style:font-style-asian="normal" style:font-style-complex="normal"/>
    </style:style>
    <style:style style:name="P22" style:family="paragraph" style:parent-style-name="Standard" style:list-style-name="L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list-style-name="L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Standard" style:list-style-name="L9">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5">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list-style-name="L6">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list-style-name="L7">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list-style-name="L10">
      <style:text-properties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list-style-name="L3">
      <style:text-properties fo:font-size="12pt" fo:font-weight="normal" style:font-size-asian="12pt" style:font-weight-asian="normal" style:font-size-complex="12pt" style:font-weight-complex="normal"/>
    </style:style>
    <style:style style:name="P32" style:family="paragraph" style:parent-style-name="Standard" style:list-style-name="L4">
      <style:text-properties fo:font-size="12pt" fo:font-weight="normal" style:font-size-asian="12pt" style:font-weight-asian="normal" style:font-size-complex="12pt" style:font-weight-complex="normal"/>
    </style:style>
    <style:style style:name="P33" style:family="paragraph" style:parent-style-name="Standard" style:list-style-name="L5">
      <style:text-properties fo:font-size="12pt" fo:font-weight="normal" style:font-size-asian="12pt" style:font-weight-asian="normal" style:font-size-complex="12pt" style:font-weight-complex="normal"/>
    </style:style>
    <style:style style:name="P34" style:family="paragraph" style:parent-style-name="Standard" style:list-style-name="L10">
      <style:text-properties fo:font-size="12pt" fo:font-weight="normal" style:font-size-asian="12pt" style:font-weight-asian="normal" style:font-size-complex="12pt" style:font-weight-complex="normal"/>
    </style:style>
    <style:style style:name="P35" style:family="paragraph" style:parent-style-name="Standard" style:list-style-name="L7">
      <style:text-properties fo:font-size="12pt" fo:font-weight="normal" style:font-size-asian="12pt" style:font-weight-asian="normal" style:font-size-complex="12pt" style:font-weight-complex="normal"/>
    </style:style>
    <style:style style:name="P36" style:family="paragraph" style:parent-style-name="Standard" style:list-style-name="L3">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3">
      <style:text-properties fo:font-size="12pt" style:text-underline-style="none" fo:font-weight="normal" style:font-size-asian="12pt" style:font-weight-asian="normal" style:font-size-complex="12pt" style:font-weight-complex="normal"/>
    </style:style>
    <style:style style:name="P39" style:family="paragraph" style:parent-style-name="Standard" style:list-style-name="L14">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15">
      <style:text-properties fo:font-size="12pt" style:text-underline-style="none" fo:font-weight="normal" style:font-size-asian="12pt" style:font-weight-asian="normal" style:font-size-complex="12pt" style:font-weight-complex="normal"/>
    </style:style>
    <style:style style:name="P41" style:family="paragraph" style:parent-style-name="Standard" style:list-style-name="L11">
      <style:text-properties style:font-name="Times New Roman"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margin-top="0cm" fo:margin-bottom="0cm"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6">
      <style:paragraph-properties fo:margin-top="0cm" fo:margin-bottom="0cm"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44" style:family="paragraph" style:parent-style-name="Standard" style:list-style-name="L12">
      <style:paragraph-properties fo:margin-top="0cm" fo:margin-bottom="0cm" style:text-autospace="non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Standard" style:list-style-name="L16">
      <style:paragraph-properties fo:margin-top="0cm" fo:margin-bottom="0cm" style:text-autospace="none"/>
      <style:text-properties style:font-name="Times New Roman" fo:font-size="13pt" style:text-underline-style="none" fo:font-weight="bold" style:font-size-asian="13pt" style:font-weight-asian="bold" style:font-size-complex="13pt" style:font-weight-complex="bold"/>
    </style:style>
    <style:style style:name="P46" style:family="paragraph" style:parent-style-name="Standard" style:list-style-name="L16">
      <style:paragraph-properties fo:margin-top="0cm" fo:margin-bottom="0cm" style:text-autospace="none"/>
      <style:text-properties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P47" style:family="paragraph" style:parent-style-name="Standard">
      <style:paragraph-properties fo:margin-top="0cm" fo:margin-bottom="0cm" style:text-autospace="none"/>
      <style:text-properties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P48" style:family="paragraph" style:parent-style-name="Standard" style:list-style-name="L16">
      <style:paragraph-properties fo:margin-top="0cm" fo:margin-bottom="0cm" style:text-autospace="none"/>
      <style:text-properties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cm" fo:margin-bottom="0cm" style:text-autospace="none"/>
      <style:text-properties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P50" style:family="paragraph" style:parent-style-name="Text_20_body">
      <style:paragraph-properties fo:text-align="end" style:justify-single-word="false"/>
      <style:text-properties style:font-name="Times New Roman" fo:font-size="32pt" fo:language="de" fo:country="DE" style:text-underline-style="none" fo:font-weight="normal" style:font-size-asian="32pt" style:font-weight-asian="normal" style:font-size-complex="32pt" style:font-weight-complex="normal"/>
    </style:style>
    <style:style style:name="P51" style:family="paragraph" style:parent-style-name="Text_20_body">
      <style:paragraph-properties fo:margin-left="0cm" fo:margin-right="0cm" fo:margin-top="0cm" fo:margin-bottom="0cm" fo:text-align="end" style:justify-single-word="false" fo:text-indent="0cm" style:auto-text-indent="false" style:text-autospace="none"/>
      <style:text-properties style:font-name="Times New Roman"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52" style:family="paragraph" style:parent-style-name="Default" style:list-style-name="L1">
      <style:paragraph-properties fo:margin-top="0cm" fo:margin-bottom="0cm"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Default" style:list-style-name="L16">
      <style:paragraph-properties fo:margin-top="0cm" fo:margin-bottom="0cm" style:text-autospace="none"/>
      <style:text-properties style:font-name="Times New Roman" fo:font-size="13pt" style:text-underline-style="none" fo:font-weight="bold" style:font-size-asian="13pt" style:font-weight-asian="bold" style:font-size-complex="13pt" style:font-weight-complex="bold"/>
    </style:style>
    <style:style style:name="P54" style:family="paragraph" style:parent-style-name="Default">
      <style:paragraph-properties fo:margin-left="0cm" fo:margin-right="0cm" fo:margin-top="0cm" fo:margin-bottom="0cm" fo:text-indent="0cm" style:auto-text-indent="false" style:text-autospace="non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55" style:family="paragraph" style:parent-style-name="Default">
      <style:paragraph-properties fo:margin-left="0cm" fo:margin-right="0cm" fo:margin-top="0cm" fo:margin-bottom="0cm" fo:text-align="end" style:justify-single-word="false" fo:text-indent="0cm" style:auto-text-indent="false" style:text-autospace="none"/>
      <style:text-properties style:font-name="Times New Roman" fo:font-size="32pt" style:text-underline-style="solid" style:text-underline-width="auto" style:text-underline-color="font-color" fo:font-weight="bold" style:font-size-asian="32pt" style:font-weight-asian="bold" style:font-size-complex="32pt" style:font-weight-complex="bold"/>
    </style:style>
    <style:style style:name="P56" style:family="paragraph" style:parent-style-name="Default">
      <style:paragraph-properties fo:margin-left="0cm" fo:margin-right="0cm" fo:margin-top="0cm" fo:margin-bottom="0cm" fo:text-indent="0cm" style:auto-text-indent="false" style:text-autospace="none"/>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T1" style:family="text">
      <style:text-properties fo:font-style="normal" style:font-style-asian="normal" style:font-style-complex="normal"/>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5"/>
      <text:p text:style-name="P55"/>
      <text:p text:style-name="P51">Technical Design Document</text:p>
      <text:p text:style-name="P50">Overlor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Gliederung:</text:p>
      <text:p text:style-name="P17"/>
      <text:list xml:id="list546375529161951192" text:style-name="L16">
        <text:list-item>
          <text:p text:style-name="P53">Technische/technologische Vorarbeiten</text:p>
          <text:p text:style-name="P53"/>
        </text:list-item>
        <text:list-item>
          <text:p text:style-name="P45">Verwendete Bibliotheken</text:p>
          <text:list>
            <text:list-item>
              <text:p text:style-name="P48">Microsoft XNA Framework Redistributable 4.0</text:p>
            </text:list-item>
            <text:list-item>
              <text:p text:style-name="P48">NVIDIA Texture Tools for Adobe Photoshop</text:p>
              <text:p text:style-name="P48"/>
            </text:list-item>
          </text:list>
        </text:list-item>
        <text:list-item>
          <text:p text:style-name="P45">Zusätzliche Tools</text:p>
          <text:list>
            <text:list-item>
              <text:p text:style-name="P48">Blender</text:p>
            </text:list-item>
            <text:list-item>
              <text:p text:style-name="P48">Gimp</text:p>
            </text:list-item>
            <text:list-item>
              <text:p text:style-name="P48">Paint.Net</text:p>
            </text:list-item>
            <text:list-item>
              <text:p text:style-name="P48">Free Studio</text:p>
            </text:list-item>
            <text:list-item>
              <text:p text:style-name="P48">Audacity</text:p>
            </text:list-item>
            <text:list-item>
              <text:p text:style-name="P48">Maya</text:p>
            </text:list-item>
            <text:list-item>
              <text:p text:style-name="P48">Photoshop</text:p>
            </text:list-item>
            <text:list-item>
              <text:p text:style-name="P48">Sculptris</text:p>
              <text:p text:style-name="P48"/>
            </text:list-item>
          </text:list>
        </text:list-item>
        <text:list-item>
          <text:p text:style-name="P46"><text:s/>Formate</text:p>
          <text:list>
            <text:list-item>
              <text:p text:style-name="P48">Modelformat</text:p>
            </text:list-item>
            <text:list-item>
              <text:p text:style-name="P48">Bildformat</text:p>
            </text:list-item>
            <text:list-item>
              <text:p text:style-name="P48">Tonformat</text:p>
            </text:list-item>
            <text:list-item>
              <text:p text:style-name="P48">Speicherformat</text:p>
              <text:p text:style-name="P48"/>
            </text:list-item>
          </text:list>
        </text:list-item>
        <text:list-item>
          <text:p text:style-name="P46">Softwarearchitektur</text:p>
          <text:list>
            <text:list-item>
              <text:p text:style-name="P48">Klassendiagramm</text:p>
            </text:list-item>
            <text:list-item>
              <text:p text:style-name="P48">Sequenzdiagramme</text:p>
            </text:list-item>
            <text:list-item>
              <text:p text:style-name="P48">Use-Case-Diagramme</text:p>
            </text:list-item>
          </text:list>
        </text:list-item>
      </text:list>
      <text:p text:style-name="P49"/>
      <text:list xml:id="list40176599" text:continue-numbering="true" text:style-name="L16">
        <text:list-item>
          <text:p text:style-name="P46">Technische Mindetsanforderungen</text:p>
          <text:p text:style-name="P46"/>
        </text:list-item>
        <text:list-item>
          <text:p text:style-name="P46">Projektmanagement</text:p>
        </text:list-item>
      </text:list>
      <text:p text:style-name="P47"/>
      <text:p text:style-name="P47"/>
      <text:p text:style-name="P47"/>
      <text:p text:style-name="P47"/>
      <text:p text:style-name="P47"/>
      <text:p text:style-name="P47"/>
      <text:p text:style-name="P47"/>
      <text:p text:style-name="P47"/>
      <text:p text:style-name="P47"/>
      <text:p text:style-name="P47"/>
      <text:p text:style-name="P49"/>
      <text:p text:style-name="P56"/>
      <text:p text:style-name="P17"/>
      <text:p text:style-name="P17"/>
      <text:p text:style-name="P17"/>
      <text:p text:style-name="P17"/>
      <text:p text:style-name="P17"/>
      <text:p text:style-name="P17"/>
      <text:p text:style-name="P17"/>
      <text:p text:style-name="P17"><text:soft-page-break/>Technische/technologische Vorarbeiten:</text:p>
      <text:p text:style-name="P16"/>
      <text:p text:style-name="P16">Verwendete Programme:</text:p>
      <text:p text:style-name="P16"/>
      <text:list xml:id="list5488443707707813054" text:style-name="L1">
        <text:list-item>
          <text:list>
            <text:list-item>
              <text:p text:style-name="P52">Visual Studio 2010</text:p>
            </text:list-item>
            <text:list-item>
              <text:p text:style-name="P52">GitHub</text:p>
            </text:list-item>
            <text:list-item>
              <text:p text:style-name="P52">TortoiseGit</text:p>
            </text:list-item>
            <text:list-item>
              <text:p text:style-name="P52">Skype </text:p>
            </text:list-item>
            <text:list-item>
              <text:p text:style-name="P52">Firefox</text:p>
            </text:list-item>
            <text:list-item>
              <text:p text:style-name="P52">VLC Media Player</text:p>
            </text:list-item>
            <text:list-item>
              <text:p text:style-name="P52">OpenOffice</text:p>
            </text:list-item>
          </text:list>
        </text:list-item>
      </text:list>
      <text:p text:style-name="P15"/>
      <text:p text:style-name="P1">Verwendete Bibliotheken:</text:p>
      <text:p text:style-name="P5"><text:tab/></text:p>
      <text:list xml:id="list542242605796575294" text:style-name="L2">
        <text:list-item>
          <text:list>
            <text:list-item>
              <text:p text:style-name="P19">Microsoft XNA Framework Redistributable 4.0:</text:p>
              <text:p text:style-name="P21">Framework für C# zur Entwiklung von Spielen in Visual Studio 2010.</text:p>
            </text:list-item>
          </text:list>
        </text:list-item>
      </text:list>
      <text:p text:style-name="P13"/>
      <text:list xml:id="list40195364" text:continue-numbering="true" text:style-name="L2">
        <text:list-item>
          <text:list>
            <text:list-item>
              <text:p text:style-name="P19">NVIDIA Texture Tools for Adobe Photoshop:</text:p>
              <text:p text:style-name="P18">Plugin für Photoshop, welches unter anderem für die Erzeugung von Normal-Maps geeignet ist. Gerade für Texturen mit einer festen Struktur, wie zum Beispiel Steinwände, Böden und Gestein, können durch Kombination mit einer Normal-Map den angedachten Realitätsgrad deutlich steigern ohne dabei eine sonderlich großen grafischen Mehraufwand zu betreiben.</text:p>
            </text:list-item>
          </text:list>
        </text:list-item>
      </text:list>
      <text:p text:style-name="P4"/>
      <text:p text:style-name="P1">Zusätzliche Tools:</text:p>
      <text:p text:style-name="P6"/>
      <text:p text:style-name="P6">Blender:</text:p>
      <text:p text:style-name="P8">Erzeugung und Bearbeitung der Modelle</text:p>
      <text:p text:style-name="P8">Erzeugung von Cutscenes</text:p>
      <text:p text:style-name="P8">Erzeugung von Intro</text:p>
      <text:p text:style-name="P8"/>
      <text:p text:style-name="P6">Gimp:</text:p>
      <text:p text:style-name="P8"/>
      <text:p text:style-name="P10">Paint.Net:</text:p>
      <text:p text:style-name="P11">Erstellung von Diagrammen und Dummygrafiken.</text:p>
      <text:p text:style-name="P8"/>
      <text:p text:style-name="P10">Free Studio:</text:p>
      <text:p text:style-name="P8">Sammlung von Programmen zur Bearbeitung und Konvertierung von Audio- und Video-Content.</text:p>
      <text:p text:style-name="P8"/>
      <text:p text:style-name="P6">Audacity:</text:p>
      <text:p text:style-name="P8">Das primäre Programm zur Realisierung der Ton-Aufnahme, welche die Grundlage für den Game-Score bilden. Basierend auf den Aufnahmen finden weitere Verarbeitungsschritte statt welche als Ergebnis schlussendlich die Musikkulisse sowie die entsprechenden Sound-Clips liefern. <text:s text:c="2"/></text:p>
      <text:p text:style-name="P8"/>
      <text:p text:style-name="P6">Maya:</text:p>
      <text:p text:style-name="P8">Neben Blender das zentrale Objekt- und Charactermodellierungstool. Von der eigentlichen Modellierung einmal abgesehen, wird das gesamte Character-Rigging, d.h. der Aufbau eines Bone-Skeletts und dessen Verknüpfung mit einem Model, ebenfalls in Maya umgesetzt. Darauf Aufbauen werden dann spieltechnisch, sinnvolle Animation definiert und mittels der Skelettstruktur realisiert. Dieser Animationsclip abschließend zusammen mit dem zugehörigen Model in eine einziges .FBX-<text:soft-page-break/>File „gebacken“ und in XNA importiert.</text:p>
      <text:p text:style-name="P8"/>
      <text:p text:style-name="P6">Photoshop:</text:p>
      <text:p text:style-name="P8">Zur Erzeugung, Nachbearbeitung und Verbesserungen von Model-Texturen oder anderen Sprite-Elementen. Aber auch für die externe Generierung von Normal-Maps ist Photoshop, unter Verwendung der des zuvor genannten Plugins, geeignet. </text:p>
      <text:p text:style-name="P8"/>
      <text:p text:style-name="P10">Sculptris:</text:p>
      <text:p text:style-name="P8">Sculptris kommt nur dann zum Einsatz, wenn das in Blender oder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text:s/>bereits alle anderen Möglichkeiten bereits ausgeschöpft sind, eine vergleichbare Qualität bereits im Vorfeld mittels anderen Modellierungstools zu erzielen, sollte dieser Versuch unternommen werden. </text:p>
      <text:p text:style-name="P8"/>
      <text:p text:style-name="P3">Formate:</text:p>
      <text:p text:style-name="P8"/>
      <text:p text:style-name="P8">Modelformat: </text:p>
      <text:p text:style-name="P8"/>
      <text:list xml:id="list7323077096783843917" text:style-name="L3">
        <text:list-item>
          <text:list>
            <text:list-item>
              <text:p text:style-name="P22">.FBX:</text:p>
              <text:p text:style-name="P31">Neben .X das einzige, offizielle Datenformat zur Importirrung von externen Model in XNA. Beim Import von Modellen mit Skelettstruktur und Animationsinformation ist besonders drauf zu achten, dass, die durch XNA vorgeschrieben, maximale Anzahl von 59 Bones bzw. Joints nicht überschritten wird. <text:s/></text:p>
              <text:p text:style-name="P31"/>
            </text:list-item>
            <text:list-item>
              <text:p text:style-name="P25">.OBJ:</text:p>
              <text:p text:style-name="P36">Internes, Austauschformat zwischen den Modellierungstools Blender, Maya und <text:s/>Sculptris, um einen problemlosen Datenaustausch zu garantieren. </text:p>
            </text:list-item>
          </text:list>
        </text:list-item>
      </text:list>
      <text:p text:style-name="P8"/>
      <text:p text:style-name="P8">Bildformat:</text:p>
      <text:list xml:id="list7288432148866535269" text:style-name="L4">
        <text:list-item>
          <text:list>
            <text:list-header>
              <text:p text:style-name="P32"/>
            </text:list-header>
          </text:list>
        </text:list-item>
      </text:list>
      <text:list xml:id="list3202694326116935470" text:style-name="L5">
        <text:list-item>
          <text:list>
            <text:list-item>
              <text:p text:style-name="P26">.PNG:</text:p>
              <text:p text:style-name="P33">Zentrales Bildformat in welchem die Model-Texturen und Sprits hinterlegt und in XNA importierte werden.</text:p>
            </text:list-item>
          </text:list>
        </text:list-item>
      </text:list>
      <text:p text:style-name="P8"/>
      <text:p text:style-name="P8">Tonformat:s</text:p>
      <text:p text:style-name="P8"/>
      <text:list xml:id="list3545619292107281240" text:style-name="L6">
        <text:list-item>
          <text:list>
            <text:list-item>
              <text:p text:style-name="P27">.WAV:</text:p>
              <text:p text:style-name="P37">Zentrales Audioformat für Hintergrundmusik und Effektsounds in XNA.</text:p>
            </text:list-item>
          </text:list>
        </text:list-item>
      </text:list>
      <text:p text:style-name="P11"/>
      <text:p text:style-name="P11">Speicherformat:</text:p>
      <text:p text:style-name="P11"/>
      <text:list xml:id="list5608985578530550576" text:style-name="L7">
        <text:list-item>
          <text:list>
            <text:list-item>
              <text:p text:style-name="P28">.TXT:</text:p>
              <text:p text:style-name="P35"><text:span text:style-name="T1">Einfaches Format für das Speichern und das Laden von Leveln.</text:span></text:p>
            </text:list-item>
          </text:list>
        </text:list-item>
      </text:list>
      <text:p text:style-name="P8"/>
      <text:p text:style-name="P8"/>
      <text:p text:style-name="P8"/>
      <text:p text:style-name="P8"/>
      <text:p text:style-name="P8"/>
      <text:p text:style-name="P8"/>
      <text:p text:style-name="P8"/>
      <text:p text:style-name="P1"><text:soft-page-break/>Softwarearchitektur:</text:p>
      <text:p text:style-name="P1"/>
      <text:p text:style-name="P9">Klassendiagramm:</text:p>
      <text:p text:style-name="P9"/>
      <text:p text:style-name="P9"/>
      <text:p text:style-name="P9"/>
      <text:p text:style-name="P9">Sequenzdiagramme:</text:p>
      <text:p text:style-name="P9"/>
      <text:list xml:id="list6975883427847254109" text:style-name="L8">
        <text:list-item>
          <text:p text:style-name="P23">Lebenszyklus einer Kreatur</text:p>
        </text:list-item>
      </text:list>
      <text:p text:style-name="P9"/>
      <text:p text:style-name="P9"/>
      <text:p text:style-name="P9"/>
      <text:list xml:id="list40172126" text:continue-numbering="true" text:style-name="L8">
        <text:list-item>
          <text:p text:style-name="P23">Nahrungsversorgung eines Nestes</text:p>
        </text:list-item>
      </text:list>
      <text:p text:style-name="P9"/>
      <text:p text:style-name="P9"/>
      <text:p text:style-name="P9"/>
      <text:list xml:id="list40196807" text:continue-numbering="true" text:style-name="L8">
        <text:list-item>
          <text:p text:style-name="P23">Beispielhafter Kampf</text:p>
        </text:list-item>
      </text:list>
      <text:p text:style-name="P9"/>
      <text:p text:style-name="P9"/>
      <text:p text:style-name="P9"/>
      <text:p text:style-name="P9"/>
      <text:p text:style-name="P9">Use-Case-Diagramme:</text:p>
      <text:p text:style-name="P7"/>
      <text:list xml:id="list4628746888426549642" text:style-name="L9">
        <text:list-item>
          <text:p text:style-name="P24">Nestbau</text:p>
        </text:list-item>
      </text:list>
      <text:p text:style-name="P9"/>
      <text:p text:style-name="P9"/>
      <text:p text:style-name="P9"/>
      <text:list xml:id="list40177406" text:continue-numbering="true" text:style-name="L9">
        <text:list-item>
          <text:p text:style-name="P24">Speichern</text:p>
        </text:list-item>
      </text:list>
      <text:p text:style-name="P9"/>
      <text:p text:style-name="P9"/>
      <text:p text:style-name="P9"/>
      <text:list xml:id="list40165630" text:continue-numbering="true" text:style-name="L9">
        <text:list-item>
          <text:p text:style-name="P24">Laden</text:p>
        </text:list-item>
      </text:list>
      <text:p text:style-name="P9"/>
      <text:p text:style-name="P9"/>
      <text:p text:style-name="P9"/>
      <text:p text:style-name="P6"/>
      <text:p text:style-name="P8">Design Pattern:</text:p>
      <text:p text:style-name="P8"/>
      <text:list xml:id="list8415601124649678936" text:style-name="L10">
        <text:list-item>
          <text:list>
            <text:list-item>
              <text:p text:style-name="P29">Observer:</text:p>
              <text:p text:style-name="P34">Implementiert durch den ParticleGenerator zur Steuerung und Erzeugung neuer Effekt-Particle ohne dabei immer direkt über alle Particle zu iterieren. Vielmehr bekommt jedes <text:s/>generierte Particle-Element durch den Generator eine eindeutige ID zugewiesen und hält eine Referenz auf diesen. Bei Änderungen aktualisieren das Particle über diese Zuweisung seinen Status und übermittelt diesen an den Generator, welche dann gegebenenfalls weitere Anpassungen vornimmt. Zum Beispiel reported ein gestorbenes Particle an den ParticleGenerator das es nun gelöscht werden kann, welcher dann die eigentliche Entfernung vornimmt.</text:p>
            </text:list-item>
          </text:list>
        </text:list-item>
      </text:list>
      <text:p text:style-name="P12"/>
      <text:p text:style-name="P1">Technische Mindetsanforderungen:</text:p>
      <text:p text:style-name="P14"/>
      <text:p text:style-name="P14"><text:tab/>Eingabegeräte:</text:p>
      <text:list xml:id="list7313976020973886437" text:style-name="L11">
        <text:list-item>
          <text:p text:style-name="P41"><text:soft-page-break/>Maus</text:p>
        </text:list-item>
        <text:list-item>
          <text:p text:style-name="P41">Tastatur</text:p>
        </text:list-item>
      </text:list>
      <text:p text:style-name="P14"/>
      <text:p text:style-name="P14"><text:tab/>Desktop/Laptop:</text:p>
      <text:list xml:id="list8059050871425840297" text:style-name="L12">
        <text:list-item>
          <text:list>
            <text:list-item>
              <text:p text:style-name="P20">Prozessor:</text:p>
              <text:p text:style-name="P42">Intel Core i5 <text:s/>M460 2,53GHz oder Vergleichbares </text:p>
            </text:list-item>
            <text:list-item>
              <text:p text:style-name="P44">Grafikkarte:</text:p>
              <text:p text:style-name="P42">ATI Mobility Redeon HD 5400 Series oder Vergleichbares </text:p>
            </text:list-item>
            <text:list-item>
              <text:p text:style-name="P44">Arbeitsspeicher:</text:p>
              <text:p text:style-name="P42">4 GB </text:p>
            </text:list-item>
            <text:list-item>
              <text:p text:style-name="P44">Betriebsystem:</text:p>
              <text:p text:style-name="P42">Windows 7 oder höher </text:p>
            </text:list-item>
          </text:list>
        </text:list-item>
      </text:list>
      <text:p text:style-name="P2"/>
      <text:p text:style-name="P1">Projektmanagement:</text:p>
      <text:p text:style-name="P7"/>
      <text:list xml:id="list13821773818590849" text:style-name="L13">
        <text:list-item>
          <text:list>
            <text:list-item>
              <text:p text:style-name="P38">Wöchentliche Treffen:</text:p>
              <text:p text:style-name="P38">Abgleich des derzeitigen Projektfortschrittes und direkte, detaillierte Absprache zukünftiger Arbeistpakte und Verantwortungen sowie des gemeinschaftliches Arbeiten und Programmieren. <text:s/></text:p>
            </text:list-item>
          </text:list>
        </text:list-item>
      </text:list>
      <text:p text:style-name="P9"><text:tab/><text:tab/></text:p>
      <text:list xml:id="list6631688647769888402" text:style-name="L14">
        <text:list-item>
          <text:list>
            <text:list-item>
              <text:p text:style-name="P39">Skype:</text:p>
              <text:p text:style-name="P39">Zur Kommunikation zwischen den Treffen, der Absprache von Terminen und der Klärung von kurzfristigen Problemstellungen und Lösungen. <text:s/></text:p>
            </text:list-item>
          </text:list>
        </text:list-item>
      </text:list>
      <text:p text:style-name="P9"><text:tab/></text:p>
      <text:list xml:id="list7350409786780368968" text:style-name="L15">
        <text:list-item>
          <text:list>
            <text:list-item>
              <text:p text:style-name="P40">GitHub:</text:p>
              <text:p text:style-name="P40">Zur Versionierung und zum Austausch.</text:p>
              <text:p text:style-name="P40"/>
            </text:list-item>
            <text:list-item>
              <text:p text:style-name="P40">Redmine:</text:p>
              <text:p text:style-name="P40">Zur Aufgabenverteilung, Meilensteinkommunikation und Planung von Arbeistpakten.</text:p>
            </text:list-item>
          </text:list>
        </text:list-item>
      </text:list>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Bullet_20_Symbols" style:display-name="Bullet Symbols" style:family="text">
      <style:text-properties style:font-name="Times New Roman" fo:font-size="14pt" style:font-name-asian="OpenSymbol" style:font-size-asian="14pt" style:font-name-complex="OpenSymbol" style:font-size-complex="1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0:26:18.86</meta:creation-date>
    <dc:date>2015-05-14T20:01:40.71</dc:date>
    <meta:editing-duration>PT4H47M28S</meta:editing-duration>
    <meta:editing-cycles>94</meta:editing-cycles>
    <meta:generator>OpenOffice.org/3.4.1$Win32 OpenOffice.org_project/341m1$Build-9593</meta:generator>
    <meta:document-statistic meta:table-count="0" meta:image-count="0" meta:object-count="0" meta:page-count="6" meta:paragraph-count="112" meta:word-count="722" meta:character-count="5395"/>
  </office:meta>
</office:document-meta>
</file>